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DC000005DC4CB6444F.png"/>
  <manifest:file-entry manifest:media-type="image/png" manifest:full-path="Pictures/10000000000005DC000005DC58CB6AC9.png"/>
  <manifest:file-entry manifest:media-type="image/png" manifest:full-path="Pictures/10000000000005DC000005DC3F4634EA.png"/>
  <manifest:file-entry manifest:media-type="image/png" manifest:full-path="Pictures/10000000000005DC000005DC776D13F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fill-color="#ffffff"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5.4cm" svg:height="25.4cm" svg:x="2.54cm" svg:y="2.54cm">
          <text:p/>
        </draw:rect>
        <draw:rect draw:style-name="gr1" draw:text-style-name="P1" draw:layer="layout" svg:width="25.4cm" svg:height="25.4cm" svg:x="30.48cm" svg:y="2.54cm">
          <text:p/>
        </draw:rect>
        <draw:rect draw:style-name="gr1" draw:text-style-name="P1" draw:layer="layout" svg:width="25.4cm" svg:height="25.4cm" svg:x="58.42cm" svg:y="2.54cm">
          <text:p/>
        </draw:rect>
        <draw:rect draw:style-name="gr1" draw:text-style-name="P1" draw:layer="layout" svg:width="25.4cm" svg:height="25.4cm" svg:x="86.36cm" svg:y="2.54cm">
          <text:p/>
        </draw:rect>
        <draw:frame draw:style-name="gr2" draw:text-style-name="P1" draw:layer="layout" svg:width="25.4cm" svg:height="25.4cm" svg:x="2.54cm" svg:y="2.54cm">
          <draw:image xlink:href="Pictures/10000000000005DC000005DC776D13F7.png" xlink:type="simple" xlink:show="embed" xlink:actuate="onLoad">
            <text:p/>
          </draw:image>
        </draw:frame>
        <draw:frame draw:style-name="gr2" draw:text-style-name="P1" draw:layer="layout" svg:width="25.4cm" svg:height="25.4cm" svg:x="30.48cm" svg:y="2.54cm">
          <draw:image xlink:href="Pictures/10000000000005DC000005DC58CB6AC9.png" xlink:type="simple" xlink:show="embed" xlink:actuate="onLoad">
            <text:p/>
          </draw:image>
        </draw:frame>
        <draw:frame draw:style-name="gr2" draw:text-style-name="P1" draw:layer="layout" svg:width="25.4cm" svg:height="25.4cm" svg:x="58.42cm" svg:y="2.54cm">
          <draw:image xlink:href="Pictures/10000000000005DC000005DC3F4634EA.png" xlink:type="simple" xlink:show="embed" xlink:actuate="onLoad">
            <text:p/>
          </draw:image>
        </draw:frame>
        <draw:frame draw:style-name="gr2" draw:text-style-name="P1" draw:layer="layout" svg:width="25.399cm" svg:height="25.399cm" svg:x="86.361cm" svg:y="2.541cm">
          <draw:image xlink:href="Pictures/10000000000005DC000005DC4CB6444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</office:styles>
  <office:automatic-styles>
    <style:page-layout style:name="PM0">
      <style:page-layout-properties fo:margin-top="1.27cm" fo:margin-bottom="1.27cm" fo:margin-left="1.27cm" fo:margin-right="1.27cm" fo:page-width="114.3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initial-creator>Jeff Mulligan</meta:initial-creator>
    <meta:creation-date>2008-03-15T09:57:12</meta:creation-date>
    <dc:creator>Jeffrey Mulligan</dc:creator>
    <dc:date>2012-05-04T11:32:22</dc:date>
    <meta:editing-cycles>37</meta:editing-cycles>
    <meta:editing-duration>PT99H42M48S</meta:editing-duration>
    <meta:document-statistic meta:object-count="8"/>
    <meta:user-defined meta:name="Info 1"/>
    <meta:user-defined meta:name="Info 2"/>
    <meta:user-defined meta:name="Info 3"/>
    <meta:user-defined meta:name="Info 4"/>
  </office:meta>
</office:document-meta>
</file>